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42cm"/>
    </style:style>
    <style:style style:name="co2" style:family="table-column">
      <style:table-column-properties fo:break-before="auto" style:column-width="14.104cm"/>
    </style:style>
    <style:style style:name="co3" style:family="table-column">
      <style:table-column-properties fo:break-before="auto" style:column-width="11.3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3" table:default-cell-style-name="ce2"/>
        <table:table-column table:style-name="co5" table:default-cell-style-name="ce2"/>
        <table:table-column table:style-name="co4" table:number-columns-repeated="14" table:default-cell-style-name="ce2"/>
        <table:table-column table:style-name="co5" table:default-cell-style-name="ce2"/>
        <table:table-column table:style-name="co4" table:number-columns-repeated="14" table:default-cell-style-name="ce2"/>
        <table:table-column table:style-name="co5" table:default-cell-style-name="ce2"/>
        <table:table-column table:style-name="co4" table:number-columns-repeated="977" table:default-cell-style-name="ce2"/>
        <table:table-row table:style-name="ro1">
          <table:table-cell table:style-name="ce1" office:value-type="string" calcext:value-type="string" table:number-columns-spanned="2" table:number-rows-spanned="1">
            <text:p>REQUERIMIENTOS</text:p>
          </table:table-cell>
          <table:covered-table-cell table:style-name="ce1"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LTO NIVEL</text:p>
          </table:table-cell>
          <table:table-cell table:style-name="ce1" office:value-type="string" calcext:value-type="string">
            <text:p>BAJO NIVEL</text:p>
          </table:table-cell>
          <table:table-cell table:style-name="ce1" office:value-type="string" calcext:value-type="string">
            <text:p>¿QUÉ PROBAR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cer las ganancias de la Pastelería Yaris</text:p>
          </table:table-cell>
          <table:table-cell office:value-type="string" calcext:value-type="string">
            <text:p>Registrar las ventas.</text:p>
          </table:table-cell>
          <table:table-cell office:value-type="string" calcext:value-type="string">
            <text:p>Cada venta debe registrar fecha, hora, precio y costo de la mercancí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gistrar los gastos directo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rar los gastos indirectos.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alcular las ganancias diarias.</text:p>
          </table:table-cell>
          <table:table-cell office:value-type="string" calcext:value-type="string">
            <text:p>La ganancia diaria debe ser la suma de las diferencias entre los costos totales y las ventas totales.</text:p>
            <text:p>Una vez que se agreguen los datos adecuados, también se le debe restar a la ganancia los registros de los gastos del día como salarios, pagos varios y otro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pear los ingresos / gastos de las ganancias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alcular el costo y precio por producto, a partir de la lista de ingredientes.</text:p>
          </table:table-cell>
          <table:table-cell office:value-type="string" calcext:value-type="string">
            <text:p>Asegurar que los costos asociados incluyen gastos de preparación como ga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cular las ganancias semanale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cular las ganancias mensuale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ntener control sobre los inventarios.</text:p>
          </table:table-cell>
          <table:table-cell office:value-type="string" calcext:value-type="string">
            <text:p>Registrar los artículos que se revenden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rar los insumos de producción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rar las existencias actuales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escontar del inventario con cada venta.</text:p>
          </table:table-cell>
          <table:table-cell office:value-type="string" calcext:value-type="string">
            <text:p>Cada que una vente se lleve a cabo, el inventario se debe actualizar. Al cancelar una venta, también se debe actualizar el inventario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antener actualizados los inventarios con entradas y salidas.</text:p>
          </table:table-cell>
          <table:table-cell office:value-type="string" calcext:value-type="string">
            <text:p>Las entradas de artículos que involucren un factor de conversión entre entradas/salidas, deben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cibir alertas de resurtido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ntener control sobre las ventas.</text:p>
          </table:table-cell>
          <table:table-cell office:value-type="string" calcext:value-type="string">
            <text:p>Registrar las ventas de mostrador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gistrar las ventas de distribuidor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der agregar descuentos a las venta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ntener listas de precio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lementar el uso de lectores de barras y cajón de dinero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mitir facturas de los productos y servicio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 funcionalidad</text:p>
          </table:table-cell>
          <table:table-cell office:value-type="string" calcext:value-type="string">
            <text:p>Mantener lo más separado posible las interfaces aunque se trate de un mismo módulo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2:30:09.46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Barraza</meta:initial-creator>
    <meta:creation-date>2017-04-21T07:34:19.094453868</meta:creation-date>
    <dc:date>2017-05-05T13:25:24.610000000</dc:date>
    <meta:editing-duration>PT19M39S</meta:editing-duration>
    <meta:editing-cycles>5</meta:editing-cycles>
    <meta:generator>LibreOffice/4.2.7.2$Windows_x86 LibreOffice_project/933c0aa564ec4f8883ed5732c866db48dca4dac5</meta:generator>
    <meta:document-statistic meta:table-count="1" meta:cell-count="34" meta:object-count="0"/>
  </office:meta>
</office:document-meta>
</file>